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7_12-19-17_000.jpg</text:p>
          </table:table-cell>
          <table:table-cell table:style-name="ce17" office:value-type="string">
            <text:p>:PHOTO 記録 / @自室 / トイレットペーパー：交換した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2]=&quot;&quot;;[.C2];CONCATENATE([.C2];&quot; / &quot;;[.E2]))" office:value-type="string" office:string-value=":PHOTO 記録 / @自室 / トイレットペーパー：交換した">
            <text:p>:PHOTO 記録 / @自室 / トイレットペーパー：交換し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7_12-46-08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7_20-48-47_000.jpg</text:p>
          </table:table-cell>
          <table:table-cell table:style-name="ce17" office:value-type="string">
            <text:p>:m 食べた物</text:p>
          </table:table-cell>
          <table:table-cell table:style-name="ce3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7_22-03-00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8_00-10-22_000.jpg</text:p>
          </table:table-cell>
          <table:table-cell table:style-name="ce17" office:value-type="string">
            <text:p>:PHOTO 記録 / 経過記録；作ったもの / food=焼酎漬け / material=タマネギ；liquor=麦焼酎,time=1108-0009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6]=&quot;&quot;;[.C6];CONCATENATE([.C6];&quot; / &quot;;[.E6]))" office:value-type="string" office:string-value=":PHOTO 記録 / 経過記録；作ったもの / food=焼酎漬け / material=タマネギ；liquor=麦焼酎,time=1108-0009">
            <text:p>:PHOTO 記録 / 経過記録；作ったもの / food=焼酎漬け / material=タマネギ；liquor=麦焼酎,time=1108-000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8_01-28-10_000.jpg</text:p>
          </table:table-cell>
          <table:table-cell table:style-name="ce17" office:value-type="string">
            <text:p>:m other / log / 寝る前　ウェブ閲覧　記録　（for オナニー） / さらに、３０分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7]=&quot;&quot;;[.C7];CONCATENATE([.C7];&quot; / &quot;;[.E7]))" office:value-type="string" office:string-value=":m other / log / 寝る前　ウェブ閲覧　記録　（for オナニー） / さらに、３０分">
            <text:p>:m other / log / 寝る前　ウェブ閲覧　記録　（for オナニー） / さらに、３０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8_01-28-15_000.jpg</text:p>
          </table:table-cell>
          <table:table-cell table:style-name="ce18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08_02-01-50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08_07-36-44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7_12-12-41_000.mp4</text:p>
          </table:table-cell>
          <table:table-cell table:style-name="ce17" office:value-type="string">
            <text:p>:VIDEO / @自室 / 記録 / jap.flute-bamboo / 演奏、play / b-2020-1107-1 / genr=tips:how-to-blow:oct-3(「大甲」)</text:p>
          </table:table-cell>
          <table:table-cell table:style-name="ce19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VIDEO / @自室 / 記録 / jap.flute-bamboo / 演奏、play / b-2020-1107-1 / genr=tips:how-to-blow:oct-3(「大甲」)">
            <text:p>:VIDEO / @自室 / 記録 / jap.flute-bamboo / 演奏、play / b-2020-1107-1 / genr=tips:how-to-blow:oct-3(「大甲」)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7_19-05-36_000.mp4</text:p>
          </table:table-cell>
          <table:table-cell table:style-name="ce17" office:value-type="string">
            <text:p>:VIDEO / @自室 / 記録 / jap.flute-bamboo / 演奏、play / b-2020-1107-2 / genr=tips:how-to-blow:Bf3-Ef4-Gf4-Bf4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-bamboo / 演奏、play / b-2020-1107-2 / genr=tips:how-to-blow:Bf3-Ef4-Gf4-Bf4">
            <text:p>:VIDEO / @自室 / 記録 / jap.flute-bamboo / 演奏、play / b-2020-1107-2 / genr=tips:how-to-blow:Bf3-Ef4-Gf4-Bf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7_23-28-06_000.m4a</text:p>
          </table:table-cell>
          <table:table-cell table:style-name="ce22" office:value-type="string">
            <text:p>:VOICE-MEMO / @自宅 / diary / 記録 / 初めて / 肛門：塩で洗う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OICE-MEMO / @自宅 / diary / 記録 / 初めて / 肛門：塩で洗う">
            <text:p>:VOICE-MEMO / @自宅 / diary / 記録 / 初めて / 肛門：塩で洗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8_00-20-04_000.m4a</text:p>
          </table:table-cell>
          <table:table-cell table:style-name="ce8" office:value-type="string">
            <text:p>:VOICE-MEMO / @自宅 / diary / 記録 / （１）仙腸関節、痛い（２）仙腸関節、拳で軽く叩く：マッサージ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OICE-MEMO / @自宅 / diary / 記録 / （１）仙腸関節、痛い（２）仙腸関節、拳で軽く叩く：マッサージ">
            <text:p>:VOICE-MEMO / @自宅 / diary / 記録 / （１）仙腸関節、痛い（２）仙腸関節、拳で軽く叩く：マッサー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2020/11/08</text:date>, <text:time>09:1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8T09:19:09.61</dc:date>
    <dc:creator>iwabuchi ken</dc:creator>
    <meta:editing-duration>P27DT18H14M46S</meta:editing-duration>
    <meta:editing-cycles>10360</meta:editing-cycles>
    <meta:document-statistic meta:table-count="1" meta:cell-count="449" meta:object-count="0"/>
  </office:meta>
</office:document-meta>
</file>